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2.6693in"/>
    </style:style>
    <style:style style:name="co5" style:family="table-column">
      <style:table-column-properties fo:break-before="auto" style:column-width="2.926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Execução</text:p>
          </table:table-cell>
          <table:table-cell table:style-name="ce1" office:value-type="string" calcext:value-type="string">
            <text:p>Acurácia</text:p>
          </table:table-cell>
          <table:table-cell table:style-name="ce1" office:value-type="string" calcext:value-type="string">
            <text:p>Número de support vectors (Classe 1)</text:p>
          </table:table-cell>
          <table:table-cell table:style-name="ce1" office:value-type="string" calcext:value-type="string">
            <text:p>Número de support vectors (Classe 2)</text:p>
          </table:table-cell>
          <table:table-cell table:style-name="ce1" office:value-type="string" calcext:value-type="string">
            <text:p>Tempo de execução (segundos)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Kernel</text:p>
          </table:table-cell>
          <table:table-cell table:style-name="ce1" office:value-type="string" calcext:value-type="string">
            <text:p>Degree</text:p>
          </table:table-cell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Coef0</text:p>
          </table:table-cell>
          <table:table-cell table:style-name="ce1" office:value-type="string" calcext:value-type="string">
            <text:p>Shrinking</text:p>
          </table:table-cell>
          <table:table-cell table:style-name="ce1" office:value-type="string" calcext:value-type="string">
            <text:p>Break_ties</text:p>
          </table:table-cell>
          <table:table-cell/>
          <table:table-cell table:style-name="ce1" office:value-type="string" calcext:value-type="string">
            <text:p>test_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888888888888889" calcext:value-type="float">
            <text:p>0.88888888888888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.0326387882232666" calcext:value-type="float">
            <text:p>0.03263878822326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0.912280701754386" calcext:value-type="float">
            <text:p>0.91228070175438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0.0313179492950439" calcext:value-type="float">
            <text:p>0.0313179492950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.888888888888889" calcext:value-type="float">
            <text:p>0.88888888888888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.0320489406585693" calcext:value-type="float">
            <text:p>0.0320489406585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0.906432748538012" calcext:value-type="float">
            <text:p>0.90643274853801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0.0326919555664062" calcext:value-type="float">
            <text:p>0.0326919555664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0.853801169590643" calcext:value-type="float">
            <text:p>0.85380116959064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.0318405628204346" calcext:value-type="float">
            <text:p>0.0318405628204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0.935672514619883" calcext:value-type="float">
            <text:p>0.93567251461988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0.0314326286315918" calcext:value-type="float">
            <text:p>0.0314326286315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float" office:value="0.906432748538012" calcext:value-type="float">
            <text:p>0.90643274853801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0.0329177379608154" calcext:value-type="float">
            <text:p>0.0329177379608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float" office:value="0.941520467836257" calcext:value-type="float">
            <text:p>0.94152046783625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0.0326831340789795" calcext:value-type="float">
            <text:p>0.032683134078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0.894736842105263" calcext:value-type="float">
            <text:p>0.89473684210526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.0310599803924561" calcext:value-type="float">
            <text:p>0.0310599803924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0.883040935672515" calcext:value-type="float">
            <text:p>0.883040935672515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1" office:value-type="float" office:value="0.0319430828094482" calcext:value-type="float">
            <text:p>0.0319430828094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0.900584795321637" calcext:value-type="float">
            <text:p>0.90058479532163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0.0327486991882324" calcext:value-type="float">
            <text:p>0.0327486991882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0.906432748538012" calcext:value-type="float">
            <text:p>0.90643274853801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.0339078903198242" calcext:value-type="float">
            <text:p>0.0339078903198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float" office:value="0.923976608187135" calcext:value-type="float">
            <text:p>0.923976608187135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0.033052921295166" calcext:value-type="float">
            <text:p>0.0330529212951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float" office:value="0.883040935672515" calcext:value-type="float">
            <text:p>0.88304093567251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0.034862756729126" calcext:value-type="float">
            <text:p>0.0348627567291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0.87719298245614" calcext:value-type="float">
            <text:p>0.8771929824561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0.0351741313934326" calcext:value-type="float">
            <text:p>0.0351741313934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0.91812865497076" calcext:value-type="float">
            <text:p>0.9181286549707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0.0336287021636963" calcext:value-type="float">
            <text:p>0.0336287021636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float" office:value="0.91812865497076" calcext:value-type="float">
            <text:p>0.9181286549707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0.033637523651123" calcext:value-type="float">
            <text:p>0.033637523651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0.900584795321637" calcext:value-type="float">
            <text:p>0.900584795321637</text:p>
          </table:table-cell>
          <table:table-cell table:number-columns-repeated="2" table:style-name="ce1" office:value-type="float" office:value="71" calcext:value-type="float">
            <text:p>71</text:p>
          </table:table-cell>
          <table:table-cell table:style-name="ce1" office:value-type="float" office:value="0.0334341526031494" calcext:value-type="float">
            <text:p>0.0334341526031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float" office:value="0.935672514619883" calcext:value-type="float">
            <text:p>0.935672514619883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0.0387463569641113" calcext:value-type="float">
            <text:p>0.0387463569641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float" office:value="0.883040935672515" calcext:value-type="float">
            <text:p>0.883040935672515</text:p>
          </table:table-cell>
          <table:table-cell table:number-columns-repeated="2" table:style-name="ce1" office:value-type="float" office:value="63" calcext:value-type="float">
            <text:p>63</text:p>
          </table:table-cell>
          <table:table-cell table:style-name="ce1" office:value-type="float" office:value="0.0343272686004639" calcext:value-type="float">
            <text:p>0.0343272686004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0.888888888888889" calcext:value-type="float">
            <text:p>0.88888888888888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0.0359742641448975" calcext:value-type="float">
            <text:p>0.03597426414489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0.842105263157895" calcext:value-type="float">
            <text:p>0.842105263157895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0.0317094326019287" calcext:value-type="float">
            <text:p>0.0317094326019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float" office:value="0.906432748538012" calcext:value-type="float">
            <text:p>0.90643274853801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0.0318803787231445" calcext:value-type="float">
            <text:p>0.03188037872314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0.900584795321637" calcext:value-type="float">
            <text:p>0.90058479532163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0.0337569713592529" calcext:value-type="float">
            <text:p>0.0337569713592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0.947368421052632" calcext:value-type="float">
            <text:p>0.947368421052632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0.0311543941497803" calcext:value-type="float">
            <text:p>0.031154394149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float" office:value="0.894736842105263" calcext:value-type="float">
            <text:p>0.89473684210526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.0315940380096436" calcext:value-type="float">
            <text:p>0.0315940380096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0.912280701754386" calcext:value-type="float">
            <text:p>0.91228070175438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0.0461654663085938" calcext:value-type="float">
            <text:p>0.0461654663085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float" office:value="0.91812865497076" calcext:value-type="float">
            <text:p>0.9181286549707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0.0338306427001953" calcext:value-type="float">
            <text:p>0.0338306427001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float" office:value="0.894736842105263" calcext:value-type="float">
            <text:p>0.89473684210526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0.0322794914245605" calcext:value-type="float">
            <text:p>0.03227949142456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float" office:value="0.912280701754386" calcext:value-type="float">
            <text:p>0.91228070175438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0.033299446105957" calcext:value-type="float">
            <text:p>0.0332994461059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ly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cale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4" office:value-type="boolean" office:boolean-value="false" calcext:value-type="boolean">
            <text:p>FALSE</text:p>
          </table:table-cell>
          <table:table-cell/>
          <table:table-cell table:style-name="ce1" office:value-type="float" office:value="0.3" calcext:value-type="float">
            <text:p>0.3</text:p>
          </table:table-cell>
        </table:table-row>
        <table:table-row table:style-name="ro1">
          <table:table-cell/>
          <table:table-cell table:style-name="ce1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Média</text:p>
          </table:table-cell>
          <table:table-cell table:style-name="ce1" table:formula="of:=AVERAGE([.B2:.B31])" office:value-type="float" office:value="0.902534113060429" calcext:value-type="float">
            <text:p>0.902534113060429</text:p>
          </table:table-cell>
          <table:table-cell table:style-name="ce1" table:formula="of:=AVERAGE([.C2:.C31])" office:value-type="float" office:value="66.1666666666667" calcext:value-type="float">
            <text:p>66.1666666666667</text:p>
          </table:table-cell>
          <table:table-cell table:style-name="ce1" table:formula="of:=AVERAGE([.D2:.D31])" office:value-type="float" office:value="65.7" calcext:value-type="float">
            <text:p>65.7</text:p>
          </table:table-cell>
          <table:table-cell table:style-name="ce1" table:formula="of:=AVERAGE([.E2:.E31])" office:value-type="float" office:value="0.0335246562957764" calcext:value-type="float">
            <text:p>0.033524656295776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Pior</text:p>
          </table:table-cell>
          <table:table-cell table:style-name="ce1" table:formula="of:=MIN([.B2:.B31])" office:value-type="float" office:value="0.842105263157895" calcext:value-type="float">
            <text:p>0.842105263157895</text:p>
          </table:table-cell>
          <table:table-cell table:style-name="ce1" table:formula="of:=MAX([.C2:.C31])" office:value-type="float" office:value="74" calcext:value-type="float">
            <text:p>74</text:p>
          </table:table-cell>
          <table:table-cell table:style-name="ce1" table:formula="of:=MAX([.D2:.D31])" office:value-type="float" office:value="72" calcext:value-type="float">
            <text:p>72</text:p>
          </table:table-cell>
          <table:table-cell table:style-name="ce1" table:formula="of:=MAX([.E2:.E31])" office:value-type="float" office:value="0.0461654663085938" calcext:value-type="float">
            <text:p>0.046165466308594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Melhor</text:p>
          </table:table-cell>
          <table:table-cell table:style-name="ce1" table:formula="of:=MAX([.B2:.B31])" office:value-type="float" office:value="0.947368421052632" calcext:value-type="float">
            <text:p>0.947368421052632</text:p>
          </table:table-cell>
          <table:table-cell table:style-name="ce1" table:formula="of:=MIN([.C2:.C31])" office:value-type="float" office:value="57" calcext:value-type="float">
            <text:p>57</text:p>
          </table:table-cell>
          <table:table-cell table:style-name="ce1" table:formula="of:=MIN([.D2:.D31])" office:value-type="float" office:value="57" calcext:value-type="float">
            <text:p>57</text:p>
          </table:table-cell>
          <table:table-cell table:style-name="ce1" table:formula="of:=MIN([.E2:.E31])" office:value-type="float" office:value="0.0310599803924561" calcext:value-type="float">
            <text:p>0.031059980392456</text:p>
          </table:table-cell>
          <table:table-cell table:style-name="ce1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Desvio Padrão</text:p>
          </table:table-cell>
          <table:table-cell table:style-name="ce1" table:formula="of:=STDEV([.B2:.B31])" office:value-type="float" office:value="0.0233581797598698" calcext:value-type="float">
            <text:p>0.02335817975987</text:p>
          </table:table-cell>
          <table:table-cell table:style-name="ce1" table:formula="of:=STDEV([.C2:.C31])" office:value-type="float" office:value="3.72395167690909" calcext:value-type="float">
            <text:p>3.72395167690909</text:p>
          </table:table-cell>
          <table:table-cell table:style-name="ce1" table:formula="of:=STDEV([.D2:.D31])" office:value-type="float" office:value="3.59261695031966" calcext:value-type="float">
            <text:p>3.59261695031966</text:p>
          </table:table-cell>
          <table:table-cell table:style-name="ce1" table:formula="of:=STDEV([.E2:.E31])" office:value-type="float" office:value="0.00288694519749232" calcext:value-type="float">
            <text:p>0.002886945197492</text:p>
          </table:table-cell>
          <table:table-cell table:number-columns-repeated="9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3">00/00/0000</text:date>, <text:time style:data-style-name="N2" text:time-value="18:07:26.346829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ianluca Bine</meta:initial-creator>
    <meta:creation-date>2021-05-23T15:00:03.385283494</meta:creation-date>
    <meta:generator>LibreOffice/7.0.5.2$Linux_X86_64 LibreOffice_project/00$Build-2</meta:generator>
    <dc:date>2021-05-23T18:10:05.394382587</dc:date>
    <dc:creator>Gianluca Bine</dc:creator>
    <meta:editing-duration>PT24M35S</meta:editing-duration>
    <meta:editing-cycles>4</meta:editing-cycles>
    <meta:document-statistic meta:table-count="1" meta:cell-count="423" meta:object-count="0"/>
  </office:meta>
</office:document-meta>
</file>